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linesgrad-subtitle">
      <style:graphic-properties draw:fill-color="#ffffff" draw:auto-grow-height="true" fo:min-height="12.993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8.49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style:font-size-asian="28.1000003814697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paragraph-properties fo:text-align="center"/>
    </style:style>
    <style:style style:name="T1" style:family="text">
      <style:text-properties style:font-name="標楷體2" fo:font-size="60pt" style:font-name-asian="標楷體2" style:font-size-asian="60pt" style:font-size-complex="60pt"/>
    </style:style>
    <style:style style:name="T2" style:family="text">
      <style:text-properties style:font-name="標楷體2" fo:font-size="28pt" style:font-name-asian="標楷體2" style:font-size-asian="28pt" style:font-size-complex="28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12.993cm" svg:x="1.4cm" svg:y="5.199cm" presentation:class="subtitle" presentation:user-transformed="true">
          <draw:text-box>
            <text:p text:style-name="P1"><text:span text:style-name="T1">關於華山派的一些往事</text:span></text:p>
            <text:p text:style-name="P1"><text:span text:style-name="T1"/></text:p>
            <text:p text:style-name="P1"><text:span text:style-name="T2">陳鍾誠</text:span></text:p>
            <text:p text:style-name="P1"><text:span text:style-name="T2"/></text:p>
            <text:p text:style-name="P1"><text:span text:style-name="T2">2013</text:span><text:span text:style-name="T2">年</text:span><text:span text:style-name="T2">9</text:span><text:span text:style-name="T2">月</text:span><text:span text:style-name="T2">7</text:span><text:span text:style-name="T2">日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話說華山派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原本人丁興旺</text:p>
              </text:list-item>
              <text:list-item>
                <text:p>江湖地位蒸蒸日上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氣宗與劍宗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兩派和平相處</text:p>
              </text:list-item>
              <text:list-item>
                <text:p>偶而相互切磋</text:p>
              </text:list-item>
              <text:list-item>
                <text:p>也都是為了武術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但是自從五年五百億之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一切都變了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氣宗與劍宗之間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爭權奪利</text:p>
              </text:list-item>
              <text:list-item>
                <text:p>相互計較</text:p>
              </text:list-item>
              <text:list-item>
                <text:p>只為了奪取掌門人的位子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、風清揚太師叔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終於看不下去</text:p>
              </text:list-item>
              <text:list-item>
                <text:p>只好離開華山派</text:p>
              </text:list-item>
              <text:list-item>
                <text:p>閒雲野鶴去了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、該來的終究會來的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一場惡鬥之後</text:p>
          </draw:text-box>
        </draw:frame>
        <draw:frame presentation:style-name="pr4" draw:text-style-name="P5" draw:layer="layout" svg:width="25.199cm" svg:height="18.494cm" svg:x="1.4cm" svg:y="6.014cm" presentation:class="outline">
          <draw:text-box>
            <text:list text:style-name="L2">
              <text:list-item>
                <text:p text:style-name="P5"><text:span text:style-name="T3">氣宗的弟子們</text:span></text:p>
              </text:list-item>
              <text:list-item>
                <text:p text:style-name="P5"><text:span text:style-name="T3">透過深厚的內功</text:span></text:p>
              </text:list-item>
              <text:list-item>
                <text:p text:style-name="P5"><text:span text:style-name="T3">以及某些不為人知的方法</text:span></text:p>
              </text:list-item>
              <text:list-item>
                <text:p text:style-name="P5"><text:span text:style-name="T3">取得了主導的地位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華山派的劍宗高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死的死</text:p>
              </text:list-item>
              <text:list-item>
                <text:p>逃的逃</text:p>
              </text:list-item>
              <text:list-item>
                <text:p>離開的離開了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華山派又恢復了平靜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只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從此劍宗就沒有傳人了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氣宗成為正統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每個華山弟子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一進來、就要先學紮馬步</text:p>
              </text:list-item>
              <text:list-item>
                <text:p>以便訓練腿力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話說男人的腿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可是所有內功的基礎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從此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剛入門的弟子</text:p>
              </text:list-item>
              <text:list-item>
                <text:p>一進入華山派</text:p>
              </text:list-item>
              <text:list-item>
                <text:p>就是挑材擔水、訓練腳力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想要碰劍</text:p>
              </text:list-item>
              <text:list-item>
                <text:p>門都沒有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4">必須要先練上個三五年馬步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內功夠深了</text:p>
              </text:list-item>
              <text:list-item>
                <text:p>氣也夠長了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時候才能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開始拿劍</text:p>
              </text:list-item>
              <text:list-item>
                <text:p>學習劍招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令狐沖</text:p>
              </text:list-item>
              <text:list-item>
                <text:p>還有小師妹</text:p>
              </text:list-item>
              <text:list-item>
                <text:p>他們青梅竹馬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卻也到了十七八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才開始偷偷練劍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練什麼呢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就練雙劍合璧囉！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就這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雖然師傅不教</text:p>
              </text:list-item>
              <text:list-item>
                <text:p>弟子們也只能私下偷學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很多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受不了那無聊的馬步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私底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有人偷偷練劍</text:p>
              </text:list-item>
              <text:list-item>
                <text:p>有人整天打 Game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有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不學無術</text:p>
              </text:list-item>
              <text:list-item>
                <text:p>卻私下搞了小圈圈</text:p>
              </text:list-item>
              <text:list-item>
                <text:p>只為了得到好處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華山派墮落了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表面上、他們還是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2">
              <text:list-item>
                <text:p>人丁興旺</text:p>
              </text:list-item>
              <text:list-item>
                <text:p>人才濟濟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實際上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能夠出去與人過招較量的</text:p>
              </text:list-item>
              <text:list-item>
                <text:p>已經沒有多少了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很可惜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風清揚太師叔</text:p>
              </text:list-item>
              <text:list-item>
                <text:p>不知跑到哪裡去了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令狐沖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也還整天與小師妹</text:p>
                <text:list>
                  <text:list-item>
                    <text:p>打情罵俏</text:p>
                  </text:list-item>
                  <text:list-item>
                    <text:p>快樂逍遙</text:p>
                  </text:list-item>
                </text:list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的課程就開始了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睡覺的同學們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起床了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聽故事的同學們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請回去研究一下</text:p>
              </text:list-item>
              <text:list-item>
                <text:p>上面這個寓言</text:p>
              </text:list-item>
              <text:list-item>
                <text:p>到底在講什麼？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聽完武俠片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讓我們回到大學教室裡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今天</text:p>
          </draw:text-box>
        </draw:frame>
        <draw:frame presentation:style-name="pr4" draw:text-style-name="P5" draw:layer="layout" svg:width="25.199cm" svg:height="18.494cm" svg:x="1.4cm" svg:y="6.014cm" presentation:class="outline">
          <draw:text-box>
            <text:list text:style-name="L2">
              <text:list-item>
                <text:p text:style-name="P5"><text:span text:style-name="T3">我要跟各位介紹</text:span></text:p>
              </text:list-item>
              <text:list-item>
                <text:p text:style-name="P5"><text:span text:style-name="T3">我的課程有哪些</text:span></text:p>
              </text:list-item>
              <text:list-item>
                <text:p text:style-name="P5"><text:span text:style-name="T3">還有這些課程</text:span></text:p>
              </text:list-item>
              <text:list-item>
                <text:p text:style-name="P5"><text:span text:style-name="T3">到底學些什麼？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首先、要告訴各位的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受的是氣宗訓練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大學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念的是交通大學資訊科學系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碩博士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又跑到台大資工拜師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不幸的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內功沒學好</text:p>
              </text:list-item>
              <text:list-item>
                <text:p>劍術又不會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蹉跎浪費了二十幾年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更可惜的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一直沒機會碰到</text:p>
              </text:list-item>
              <text:list-item>
                <text:p>風清揚太師叔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也沒有高人指導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只能自己私底下</text:p>
              </text:list-item>
              <text:list-item>
                <text:p>慢慢的摸索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好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有找到我的小師妹</text:p>
              </text:list-item>
              <text:list-item>
                <text:p>可惜他完全不會武功</text:p>
              </text:list-item>
              <text:list-item>
                <text:p>更沒有辦法陪我練雙劍合璧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不過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也有好事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小師妹沒有碰到林平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所以我們順利的結了婚</text:p>
              </text:list-item>
              <text:list-item>
                <text:p>過著平凡幸福的生活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得到先師的鼎力相助</text:p>
              </text:list-item>
              <text:list-item>
                <text:p>順利的畢了業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現在才能站在這裡</text:p>
              </text:list-item>
              <text:list-item>
                <text:p>給各位上課</text:p>
              </text:list-item>
            </text:list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可惜的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的內功不深</text:p>
              </text:list-item>
              <text:list-item>
                <text:p>劍術也沒學好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各位既然入了我的門下</text:p>
              </text:list-item>
              <text:list-item>
                <text:p>就是我的弟子了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會想辦法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盡可能的傾囊相授</text:p>
              </text:list-item>
            </text:list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也希望各位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能夠認真的學習</text:p>
              </text:list-item>
            </text:list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雖然我是氣宗弟子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接受的是氣宗的訓練</text:p>
              </text:list-item>
              <text:list-item>
                <text:p>但是練武練到後來</text:p>
              </text:list-item>
              <text:list-item>
                <text:p>卻越來越喜歡學劍宗的方式</text:p>
              </text:list-item>
            </text:list>
          </draw:text-box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或許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這也能算是某種</text:p>
              </text:list-item>
              <text:list-item>
                <text:p>氣劍合一吧！</text:p>
              </text:list-item>
            </text:list>
          </draw:text-box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此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當各位上我的課時</text:p>
              </text:list-item>
              <text:list-item>
                <text:p>除了聽到理論之外</text:p>
              </text:list-item>
              <text:list-item>
                <text:p>我還會教大家劍招</text:p>
              </text:list-item>
            </text:list>
          </draw:text-box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你前面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那台發亮的</text:p>
              </text:list-item>
              <text:list-item>
                <text:p>動來動去的</text:p>
              </text:list-item>
              <text:list-item>
                <text:p>有畫面的東西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有桌子底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那台方方的東西</text:p>
              </text:list-item>
            </text:list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就是我們的武器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現在是高科技時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打打殺殺的那一套</text:p>
              </text:list-item>
              <text:list-item>
                <text:p>已經不需要用真刀真槍了</text:p>
              </text:list-item>
            </text:list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只要用一種東西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就可以殺人於無形</text:p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個東西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就在你的腦袋裡面</text:p>
              </text:list-item>
            </text:list>
          </draw:text-box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透過你的腦力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加上你的武器</text:p>
              </text:list-item>
            </text:list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你可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不費一兵一卒</text:p>
              </text:list-item>
              <text:list-item>
                <text:p>就能征服全世界</text:p>
              </text:list-item>
            </text:list>
          </draw:text-box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只要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透過一個稱為網路的東西</text:p>
              </text:list-item>
              <text:list-item>
                <text:p>把你的程式放上去</text:p>
              </text:list-item>
            </text:list>
          </draw:text-box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讓他們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為你工作就行了</text:p>
              </text:list-item>
            </text:list>
          </draw:text-box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現在我們就來看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那台武器的操作方式</text:p>
              </text:list-item>
            </text:list>
          </draw:text-box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桌子上面有很多突起的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那個稱為鍵盤</text:p>
              </text:list-item>
            </text:list>
          </draw:text-box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鍵盤旁邊有條線的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那個稱為滑鼠</text:p>
              </text:list-item>
            </text:list>
          </draw:text-box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滑鼠可以按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鍵盤可以打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打了會有字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真正厲害的東西就開始了</text:p>
              </text:list-item>
            </text:list>
          </draw:text-box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只要你會打字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就可以寫程式</text:p>
              </text:list-item>
            </text:list>
          </draw:text-box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只要你會寫程式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就可以賺鈔票</text:p>
              </text:list-item>
            </text:list>
          </draw:text-box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5" draw:id="id7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不管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去幫人家打工</text:p>
              </text:list-item>
            </text:list>
          </draw:text-box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76" draw:id="id7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或者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請人幫你打工</text:p>
              </text:list-item>
            </text:list>
          </draw:text-box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bluelinesgrad" presentation:presentation-page-layout-name="AL2T1" xml:id="id77" draw:id="id7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最後都要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把程式寫出來</text:p>
              </text:list-item>
            </text:list>
          </draw:text-box>
        </draw:fram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bluelinesgrad" presentation:presentation-page-layout-name="AL2T1" xml:id="id78" draw:id="id7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接著你要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找到一個方法</text:p>
              </text:list-item>
            </text:list>
          </draw:text-box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lyt-bluelinesgrad" presentation:presentation-page-layout-name="AL2T1" xml:id="id79" draw:id="id7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讓程式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替你賺錢</text:p>
              </text:list-item>
            </text:list>
          </draw:text-box>
        </draw:fram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lyt-bluelinesgrad" presentation:presentation-page-layout-name="AL2T1" xml:id="id80" draw:id="id8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</text:p>
          </draw:text-box>
        </draw:frame>
        <draw:frame presentation:style-name="pr4" draw:text-style-name="P5" draw:layer="layout" svg:width="25.199cm" svg:height="18.494cm" svg:x="1.4cm" svg:y="6.014cm" presentation:class="outline">
          <draw:text-box>
            <text:list text:style-name="L2">
              <text:list-item>
                <text:p text:style-name="P5"><text:span text:style-name="T3">你就有了全世界最厲害的武器</text:span></text:p>
              </text:list-item>
            </text:list>
          </draw:text-box>
        </draw:fram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lyt-bluelinesgrad" presentation:presentation-page-layout-name="AL2T1" xml:id="id81" draw:id="id8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就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錢</text:p>
              </text:list-item>
              <text:list-item>
                <text:p>錢</text:p>
              </text:list-item>
              <text:list-item>
                <text:p>錢</text:p>
              </text:list-item>
            </text:list>
          </draw:text-box>
        </draw:fram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lyt-bluelinesgrad" presentation:presentation-page-layout-name="AL2T1" xml:id="id82" draw:id="id8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很多很多的錢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lyt-bluelinesgrad" presentation:presentation-page-layout-name="AL2T1" xml:id="id83" draw:id="id8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些錢可以讓你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不愁吃</text:p>
              </text:list-item>
              <text:list-item>
                <text:p>不愁穿</text:p>
              </text:list-item>
            </text:list>
          </draw:text-box>
        </draw:frame>
        <anim:par presentation:node-type="timing-root">
          <anim:par smil:begin="id8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lyt-bluelinesgrad" presentation:presentation-page-layout-name="AL2T1" xml:id="id84" draw:id="id8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不用工作</text:p>
              </text:list-item>
              <text:list-item>
                <text:p>也能活得很好</text:p>
              </text:list-item>
            </text:list>
          </draw:text-box>
        </draw:frame>
        <anim:par presentation:node-type="timing-root">
          <anim:par smil:begin="id8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lyt-bluelinesgrad" presentation:presentation-page-layout-name="AL2T1" xml:id="id85" draw:id="id8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可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遊山玩水</text:p>
              </text:list-item>
              <text:list-item>
                <text:p>環遊世界</text:p>
              </text:list-item>
            </text:list>
          </draw:text-box>
        </draw:frame>
        <anim:par presentation:node-type="timing-root">
          <anim:par smil:begin="id8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lyt-bluelinesgrad" presentation:presentation-page-layout-name="AL2T1" xml:id="id86" draw:id="id8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沒辦法直接給你錢</text:p>
              </text:list-item>
              <text:list-item>
                <text:p>因為我自己</text:p>
                <text:list>
                  <text:list-item>
                    <text:p>也沒有很多錢</text:p>
                  </text:list-item>
                </text:list>
              </text:list-item>
            </text:list>
          </draw:text-box>
        </draw:frame>
        <anim:par presentation:node-type="timing-root">
          <anim:par smil:begin="id8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lyt-bluelinesgrad" presentation:presentation-page-layout-name="AL2T1" xml:id="id87" draw:id="id8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好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「哥爾羅傑」曾經說過</text:p>
                <text:list>
                  <text:list-item>
                    <text:p>想要我的財寶嗎？</text:p>
                  </text:list-item>
                  <text:list-item>
                    <text:p>想要的話就送給你吧</text:p>
                  </text:list-item>
                </text:list>
              </text:list-item>
            </text:list>
          </draw:text-box>
        </draw:frame>
        <anim:par presentation:node-type="timing-root">
          <anim:par smil:begin="id8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lyt-bluelinesgrad" presentation:presentation-page-layout-name="AL2T1" xml:id="id88" draw:id="id8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自己去找吧！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把全世界的寶藏都埋藏在那裡了</text:p>
              </text:list-item>
            </text:list>
          </draw:text-box>
        </draw:frame>
        <anim:par presentation:node-type="timing-root">
          <anim:par smil:begin="id8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lyt-bluelinesgrad" presentation:presentation-page-layout-name="AL2T1" xml:id="id89" draw:id="id8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...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許多人爭相前往</text:p>
              </text:list-item>
            </text:list>
            <text:p text:style-name="P7">〝偉大的航道〞</text:p>
          </draw:text-box>
        </draw:frame>
        <anim:par presentation:node-type="timing-root">
          <anim:par smil:begin="id8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lyt-bluelinesgrad" presentation:presentation-page-layout-name="AL2T1" xml:id="id90" draw:id="id9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然後、這個世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就進入了大海賊時代</text:p>
              </text:list-item>
            </text:list>
          </draw:text-box>
        </draw:frame>
        <anim:par presentation:node-type="timing-root">
          <anim:par smil:begin="id9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lyt-bluelinesgrad" presentation:presentation-page-layout-name="AL2T1" xml:id="id91" draw:id="id9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不過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想要得到那些寶藏之前</text:p>
              </text:list-item>
              <text:list-item>
                <text:p>你得要先做一件事</text:p>
              </text:list-item>
            </text:list>
          </draw:text-box>
        </draw:frame>
        <anim:par presentation:node-type="timing-root">
          <anim:par smil:begin="id9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lyt-bluelinesgrad" presentation:presentation-page-layout-name="AL2T1" xml:id="id92" draw:id="id9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就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先通過「魯夫」那一關</text:p>
              </text:list-item>
            </text:list>
          </draw:text-box>
        </draw:frame>
        <anim:par presentation:node-type="timing-root">
          <anim:par smil:begin="id9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lyt-bluelinesgrad" presentation:presentation-page-layout-name="AL2T1" xml:id="id93" draw:id="id9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要小心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他的那個</text:p>
              </text:list-item>
              <text:list-item>
                <text:p>神奇的橡膠 Jet 槍</text:p>
              </text:list-item>
            </text:list>
          </draw:text-box>
        </draw:frame>
        <anim:par presentation:node-type="timing-root">
          <anim:par smil:begin="id9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lyt-bluelinesgrad" presentation:presentation-page-layout-name="AL2T1" xml:id="id94" draw:id="id9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有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騙人布的彈弓</text:p>
              </text:list-item>
            </text:list>
          </draw:text-box>
        </draw:frame>
        <anim:par presentation:node-type="timing-root">
          <anim:par smil:begin="id9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lyt-bluelinesgrad" presentation:presentation-page-layout-name="AL2T1" xml:id="id95" draw:id="id9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現在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你已經擁有了武器</text:p>
              </text:list-item>
              <text:list-item>
                <text:p>而且也知道敵人在哪裡了</text:p>
              </text:list-item>
            </text:list>
          </draw:text-box>
        </draw:frame>
        <anim:par presentation:node-type="timing-root">
          <anim:par smil:begin="id9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lyt-bluelinesgrad" presentation:presentation-page-layout-name="AL2T1" xml:id="id96" draw:id="id9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們可以開始上路了</text:p>
              </text:list-item>
            </text:list>
          </draw:text-box>
        </draw:frame>
        <anim:par presentation:node-type="timing-root">
          <anim:par smil:begin="id9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lyt-bluelinesgrad" presentation:presentation-page-layout-name="AL2T1" xml:id="id97" draw:id="id9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要小心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如果功夫沒練好</text:p>
              </text:list-item>
              <text:list-item>
                <text:p>一出去可是會嗝屁的！</text:p>
              </text:list-item>
            </text:list>
          </draw:text-box>
        </draw:frame>
        <anim:par presentation:node-type="timing-root">
          <anim:par smil:begin="id9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lyt-bluelinesgrad" presentation:presentation-page-layout-name="AL2T1" xml:id="id98" draw:id="id9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、在上路前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們要先練功</text:p>
              </text:list-item>
            </text:list>
          </draw:text-box>
        </draw:frame>
        <anim:par presentation:node-type="timing-root">
          <anim:par smil:begin="id9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lyt-bluelinesgrad" presentation:presentation-page-layout-name="AL2T1" xml:id="id99" draw:id="id9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為師的在此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會教你們幾招</text:p>
              </text:list-item>
            </text:list>
          </draw:text-box>
        </draw:frame>
        <anim:par presentation:node-type="timing-root">
          <anim:par smil:begin="id9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lyt-bluelinesgrad" presentation:presentation-page-layout-name="AL2T1" xml:id="id100" draw:id="id10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學不學得會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就要看你們的決心</text:p>
              </text:list-item>
              <text:list-item>
                <text:p>還有耐力了</text:p>
              </text:list-item>
            </text:list>
          </draw:text-box>
        </draw:frame>
        <anim:par presentation:node-type="timing-root">
          <anim:par smil:begin="id10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lyt-bluelinesgrad" presentation:presentation-page-layout-name="AL2T1" xml:id="id101" draw:id="id10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畢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學功夫這件事情</text:p>
              </text:list-item>
              <text:list-item>
                <text:p>不是三天兩天的</text:p>
              </text:list-item>
            </text:list>
          </draw:text-box>
        </draw:frame>
        <anim:par presentation:node-type="timing-root">
          <anim:par smil:begin="id10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lyt-bluelinesgrad" presentation:presentation-page-layout-name="AL2T1" xml:id="id102" draw:id="id10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要能學好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首先要看天資</text:p>
              </text:list-item>
            </text:list>
          </draw:text-box>
        </draw:frame>
        <anim:par presentation:node-type="timing-root">
          <anim:par smil:begin="id10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lyt-bluelinesgrad" presentation:presentation-page-layout-name="AL2T1" xml:id="id103" draw:id="id10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像是我先前的一個弟子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方智誼同學</text:p>
              </text:list-item>
              <text:list-item>
                <text:p>他的天資就不錯</text:p>
              </text:list-item>
            </text:list>
          </draw:text-box>
        </draw:frame>
        <anim:par presentation:node-type="timing-root">
          <anim:par smil:begin="id10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lyt-bluelinesgrad" presentation:presentation-page-layout-name="AL2T1" xml:id="id104" draw:id="id10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想當年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他因為一場意外</text:p>
              </text:list-item>
              <text:list-item>
                <text:p>以第一名的成績</text:p>
              </text:list-item>
              <text:list-item>
                <text:p>被軍校退了學</text:p>
              </text:list-item>
            </text:list>
          </draw:text-box>
        </draw:frame>
        <anim:par presentation:node-type="timing-root">
          <anim:par smil:begin="id10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lyt-bluelinesgrad" presentation:presentation-page-layout-name="AL2T1" xml:id="id105" draw:id="id10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他回到小金門家裡</text:p>
              </text:list-item>
            </text:list>
          </draw:text-box>
        </draw:frame>
        <anim:par presentation:node-type="timing-root">
          <anim:par smil:begin="id10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lyt-bluelinesgrad" presentation:presentation-page-layout-name="AL2T1" xml:id="id106" draw:id="id10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有一天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他碰到同村的方家輝</text:p>
              </text:list-item>
            </text:list>
          </draw:text-box>
        </draw:frame>
        <anim:par presentation:node-type="timing-root">
          <anim:par smil:begin="id10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lyt-bluelinesgrad" presentation:presentation-page-layout-name="AL2T1" xml:id="id107" draw:id="id10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阿輝兄當時有個困擾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就是要做專題</text:p>
              </text:list-item>
            </text:list>
          </draw:text-box>
        </draw:frame>
        <anim:par presentation:node-type="timing-root">
          <anim:par smil:begin="id10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lyt-bluelinesgrad" presentation:presentation-page-layout-name="AL2T1" xml:id="id108" draw:id="id10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問題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同組的人</text:p>
              </text:list-item>
              <text:list-item>
                <text:p>沒有一個會寫程式</text:p>
              </text:list-item>
            </text:list>
          </draw:text-box>
        </draw:frame>
        <anim:par presentation:node-type="timing-root">
          <anim:par smil:begin="id10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lyt-bluelinesgrad" presentation:presentation-page-layout-name="AL2T1" xml:id="id109" draw:id="id10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正當阿輝發愁的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碰到被退學的智誼</text:p>
              </text:list-item>
              <text:list-item>
                <text:p>突然心生一計</text:p>
              </text:list-item>
            </text:list>
          </draw:text-box>
        </draw:frame>
        <anim:par presentation:node-type="timing-root">
          <anim:par smil:begin="id10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lyt-bluelinesgrad" presentation:presentation-page-layout-name="AL2T1" xml:id="id110" draw:id="id1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對智誼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反正你沒事</text:p>
              </text:list-item>
              <text:list-item>
                <text:p>而且我們家開網咖</text:p>
              </text:list-item>
              <text:list-item>
                <text:p>我給你一台電腦用</text:p>
              </text:list-item>
              <text:list-item>
                <text:p>你幫我寫程式</text:p>
              </text:list-item>
            </text:list>
          </draw:text-box>
        </draw:frame>
        <anim:par presentation:node-type="timing-root">
          <anim:par smil:begin="id1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lyt-bluelinesgrad" presentation:presentation-page-layout-name="AL2T1" xml:id="id111" draw:id="id1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就這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方智誼開始</text:p>
              </text:list-item>
              <text:list-item>
                <text:p>自己學習寫程式</text:p>
              </text:list-item>
            </text:list>
          </draw:text-box>
        </draw:frame>
        <anim:par presentation:node-type="timing-root">
          <anim:par smil:begin="id1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lyt-bluelinesgrad" presentation:presentation-page-layout-name="AL2T1" xml:id="id112" draw:id="id1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他用一種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稱為 VB 的東西</text:p>
              </text:list-item>
              <text:list-item>
                <text:p>寫了一套</text:p>
                <text:list>
                  <text:list-item>
                    <text:p>漫畫店管理系統</text:p>
                  </text:list-item>
                </text:list>
              </text:list-item>
            </text:list>
          </draw:text-box>
        </draw:frame>
        <anim:par presentation:node-type="timing-root">
          <anim:par smil:begin="id1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lyt-bluelinesgrad" presentation:presentation-page-layout-name="AL2T1" xml:id="id113" draw:id="id11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結果被阿輝拿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當作是專題作業</text:p>
              </text:list-item>
            </text:list>
          </draw:text-box>
        </draw:frame>
        <anim:par presentation:node-type="timing-root">
          <anim:par smil:begin="id1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lyt-bluelinesgrad" presentation:presentation-page-layout-name="AL2T1" xml:id="id114" draw:id="id1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時、我一看就知道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這絕對不是阿輝的作品</text:p>
              </text:list-item>
            </text:list>
          </draw:text-box>
        </draw:frame>
        <anim:par presentation:node-type="timing-root">
          <anim:par smil:begin="id1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lyt-bluelinesgrad" presentation:presentation-page-layout-name="AL2T1" xml:id="id115" draw:id="id1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不過、阿輝也很老實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他有事先跟我報備</text:p>
              </text:list-item>
            </text:list>
          </draw:text-box>
        </draw:frame>
        <anim:par presentation:node-type="timing-root">
          <anim:par smil:begin="id1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lyt-bluelinesgrad" presentation:presentation-page-layout-name="AL2T1" xml:id="id116" draw:id="id1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說要找「校外人士」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和他們一起合作</text:p>
              </text:list-item>
            </text:list>
          </draw:text-box>
        </draw:frame>
        <anim:par presentation:node-type="timing-root">
          <anim:par smil:begin="id1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lyt-bluelinesgrad" presentation:presentation-page-layout-name="AL2T1" xml:id="id117" draw:id="id1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我讓阿輝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帶著智誼來找我</text:p>
              </text:list-item>
            </text:list>
          </draw:text-box>
        </draw:frame>
        <anim:par presentation:node-type="timing-root">
          <anim:par smil:begin="id1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lyt-bluelinesgrad" presentation:presentation-page-layout-name="AL2T1" xml:id="id118" draw:id="id1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/>就這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認識了智誼</text:p>
              </text:list-item>
            </text:list>
          </draw:text-box>
        </draw:frame>
        <anim:par presentation:node-type="timing-root">
          <anim:par smil:begin="id1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lyt-bluelinesgrad" presentation:presentation-page-layout-name="AL2T1" xml:id="id119" draw:id="id1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後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智誼回到金門高職念書</text:p>
              </text:list-item>
            </text:list>
          </draw:text-box>
        </draw:frame>
        <anim:par presentation:node-type="timing-root">
          <anim:par smil:begin="id1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lyt-bluelinesgrad" presentation:presentation-page-layout-name="AL2T1" xml:id="id120" draw:id="id12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碰巧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考試成績沒有很好</text:p>
              </text:list-item>
              <text:list-item>
                <text:p>於是又進了金門技術學院</text:p>
              </text:list-item>
            </text:list>
          </draw:text-box>
        </draw:frame>
        <anim:par presentation:node-type="timing-root">
          <anim:par smil:begin="id1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lyt-bluelinesgrad" presentation:presentation-page-layout-name="AL2T1" xml:id="id121" draw:id="id1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更不幸的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進了我的門下</text:p>
              </text:list-item>
              <text:list-item>
                <text:p>成了各位的師兄</text:p>
              </text:list-item>
            </text:list>
          </draw:text-box>
        </draw:frame>
        <anim:par presentation:node-type="timing-root">
          <anim:par smil:begin="id1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lyt-bluelinesgrad" presentation:presentation-page-layout-name="AL2T1" xml:id="id122" draw:id="id12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從他當槍手的這件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就知道他有天份</text:p>
              </text:list-item>
            </text:list>
          </draw:text-box>
        </draw:frame>
        <anim:par presentation:node-type="timing-root">
          <anim:par smil:begin="id1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lyt-bluelinesgrad" presentation:presentation-page-layout-name="AL2T1" xml:id="id123" draw:id="id1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果然、後來他上課認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有時課堂上只有他一個來</text:p>
              </text:list-item>
            </text:list>
          </draw:text-box>
        </draw:frame>
        <anim:par presentation:node-type="timing-root">
          <anim:par smil:begin="id1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lyt-bluelinesgrad" presentation:presentation-page-layout-name="AL2T1" xml:id="id124" draw:id="id1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還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沒有偷懶</text:p>
              </text:list-item>
            </text:list>
          </draw:text-box>
        </draw:frame>
        <anim:par presentation:node-type="timing-root">
          <anim:par smil:begin="id1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lyt-bluelinesgrad" presentation:presentation-page-layout-name="AL2T1" xml:id="id125" draw:id="id12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一天和尚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敲一天鐘</text:p>
              </text:list-item>
            </text:list>
          </draw:text-box>
        </draw:frame>
        <anim:par presentation:node-type="timing-root">
          <anim:par smil:begin="id1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lyt-bluelinesgrad" presentation:presentation-page-layout-name="AL2T1" xml:id="id126" draw:id="id12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一天老師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上一天課</text:p>
              </text:list-item>
            </text:list>
          </draw:text-box>
        </draw:frame>
        <anim:par presentation:node-type="timing-root">
          <anim:par smil:begin="id1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lyt-bluelinesgrad" presentation:presentation-page-layout-name="AL2T1" xml:id="id127" draw:id="id12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看到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他每天都在進步</text:p>
              </text:list-item>
            </text:list>
          </draw:text-box>
        </draw:frame>
        <anim:par presentation:node-type="timing-root">
          <anim:par smil:begin="id1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lyt-bluelinesgrad" presentation:presentation-page-layout-name="AL2T1" xml:id="id128" draw:id="id12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有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會和他分享</text:p>
                <text:list>
                  <text:list-item>
                    <text:p>我的程式</text:p>
                  </text:list-item>
                </text:list>
              </text:list-item>
            </text:list>
          </draw:text-box>
        </draw:frame>
        <anim:par presentation:node-type="timing-root">
          <anim:par smil:begin="id1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lyt-bluelinesgrad" presentation:presentation-page-layout-name="AL2T1" xml:id="id129" draw:id="id12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、過不久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他就會跑來找我</text:p>
              </text:list-item>
            </text:list>
          </draw:text-box>
        </draw:frame>
        <anim:par presentation:node-type="timing-root">
          <anim:par smil:begin="id1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lyt-bluelinesgrad" presentation:presentation-page-layout-name="AL2T1" xml:id="id130" draw:id="id13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說他做出一個甚麼東東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看了也很開心</text:p>
              </text:list-item>
            </text:list>
          </draw:text-box>
        </draw:frame>
        <anim:par presentation:node-type="timing-root">
          <anim:par smil:begin="id1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lyt-bluelinesgrad" presentation:presentation-page-layout-name="AL2T1" xml:id="id131" draw:id="id13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的學習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其實是最好的方式</text:p>
              </text:list-item>
            </text:list>
          </draw:text-box>
        </draw:frame>
        <anim:par presentation:node-type="timing-root">
          <anim:par smil:begin="id1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lyt-bluelinesgrad" presentation:presentation-page-layout-name="AL2T1" xml:id="id132" draw:id="id1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老師要的不多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最重要的</text:p>
              </text:list-item>
              <text:list-item>
                <text:p>就是要有互動</text:p>
              </text:list-item>
            </text:list>
          </draw:text-box>
        </draw:frame>
        <anim:par presentation:node-type="timing-root">
          <anim:par smil:begin="id1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lyt-bluelinesgrad" presentation:presentation-page-layout-name="AL2T1" xml:id="id133" draw:id="id13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否則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在台上講</text:p>
              </text:list-item>
              <text:list-item>
                <text:p>你在下面睡</text:p>
              </text:list-item>
            </text:list>
          </draw:text-box>
        </draw:frame>
        <anim:par presentation:node-type="timing-root">
          <anim:par smil:begin="id1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lyt-bluelinesgrad" presentation:presentation-page-layout-name="AL2T1" xml:id="id134" draw:id="id13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教的會不快樂</text:p>
              </text:list-item>
              <text:list-item>
                <text:p>你也上得不開心</text:p>
              </text:list-item>
            </text:list>
          </draw:text-box>
        </draw:frame>
        <anim:par presentation:node-type="timing-root">
          <anim:par smil:begin="id1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lyt-bluelinesgrad" presentation:presentation-page-layout-name="AL2T1" xml:id="id135" draw:id="id13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、希望大家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都能多多提問</text:p>
              </text:list-item>
            </text:list>
          </draw:text-box>
        </draw:frame>
        <anim:par presentation:node-type="timing-root">
          <anim:par smil:begin="id1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lyt-bluelinesgrad" presentation:presentation-page-layout-name="AL2T1" xml:id="id136" draw:id="id13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有、九把刀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上課不要烤香腸</text:p>
              </text:list-item>
            </text:list>
          </draw:text-box>
        </draw:frame>
        <anim:par presentation:node-type="timing-root">
          <anim:par smil:begin="id1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1" draw:master-page-name="lyt-bluelinesgrad" presentation:presentation-page-layout-name="AL2T1" xml:id="id137" draw:id="id13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實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不太擔心各位做這件事</text:p>
              </text:list-item>
            </text:list>
          </draw:text-box>
        </draw:frame>
        <anim:par presentation:node-type="timing-root">
          <anim:par smil:begin="id1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lyt-bluelinesgrad" presentation:presentation-page-layout-name="AL2T1" xml:id="id138" draw:id="id13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想烤香腸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就儘管去吧！</text:p>
              </text:list-item>
            </text:list>
          </draw:text-box>
        </draw:frame>
        <anim:par presentation:node-type="timing-root">
          <anim:par smil:begin="id1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1" draw:master-page-name="lyt-bluelinesgrad" presentation:presentation-page-layout-name="AL2T1" xml:id="id139" draw:id="id13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校園很大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別引起火災就行了</text:p>
              </text:list-item>
            </text:list>
          </draw:text-box>
        </draw:frame>
        <anim:par presentation:node-type="timing-root">
          <anim:par smil:begin="id1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1" draw:master-page-name="lyt-bluelinesgrad" presentation:presentation-page-layout-name="AL2T1" xml:id="id140" draw:id="id14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只有一個規定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那就是</text:p>
              </text:list-item>
            </text:list>
          </draw:text-box>
        </draw:frame>
        <anim:par presentation:node-type="timing-root">
          <anim:par smil:begin="id1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1" draw:master-page-name="lyt-bluelinesgrad" presentation:presentation-page-layout-name="AL2T1" xml:id="id141" draw:id="id14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上課不要玩電動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2" draw:style-name="dp1" draw:master-page-name="lyt-bluelinesgrad" presentation:presentation-page-layout-name="AL2T1" xml:id="id142" draw:id="id14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歡迎來到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華山派學習武藝！</text:p>
              </text:list-item>
            </text:list>
          </draw:text-box>
        </draw:frame>
        <anim:par presentation:node-type="timing-root">
          <anim:par smil:begin="id1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3" draw:style-name="dp1" draw:master-page-name="lyt-bluelinesgrad" presentation:presentation-page-layout-name="AL2T1" xml:id="id143" draw:id="id14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希望你有一天能夠達到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氣劍合一的境界！</text:p>
              </text:list-item>
            </text:list>
          </draw:text-box>
        </draw:frame>
        <anim:par presentation:node-type="timing-root">
          <anim:par smil:begin="id1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4" draw:style-name="dp1" draw:master-page-name="lyt-bluelinesgrad" presentation:presentation-page-layout-name="AL2T1" xml:id="id144" draw:id="id14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就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為師最高興的事了！</text:p>
              </text:list-item>
            </text:list>
          </draw:text-box>
        </draw:frame>
        <anim:par presentation:node-type="timing-root">
          <anim:par smil:begin="id1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5" draw:style-name="dp1" draw:master-page-name="lyt-bluelinesgrad" presentation:presentation-page-layout-name="AL2T1" xml:id="id145" draw:id="id14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有、如果你找到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自己心愛的小師妹</text:p>
              </text:list-item>
            </text:list>
          </draw:text-box>
        </draw:frame>
        <anim:par presentation:node-type="timing-root">
          <anim:par smil:begin="id1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6" draw:style-name="dp1" draw:master-page-name="lyt-bluelinesgrad" presentation:presentation-page-layout-name="AL2T1" xml:id="id146" draw:id="id14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也千萬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別錯過了好姻緣！</text:p>
              </text:list-item>
            </text:list>
          </draw:text-box>
        </draw:frame>
        <anim:par presentation:node-type="timing-root">
          <anim:par smil:begin="id1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7" draw:style-name="dp1" draw:master-page-name="lyt-bluelinesgrad" presentation:presentation-page-layout-name="AL2T1" xml:id="id147" draw:id="id14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就算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她不能和你練習雙劍合璧</text:p>
              </text:list-item>
              <text:list-item>
                <text:p>也沒有關係！</text:p>
              </text:list-item>
            </text:list>
          </draw:text-box>
        </draw:frame>
        <anim:par presentation:node-type="timing-root">
          <anim:par smil:begin="id1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8" draw:style-name="dp1" draw:master-page-name="lyt-bluelinesgrad" presentation:presentation-page-layout-name="AL2T1" xml:id="id148" draw:id="id14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畢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這個世界有很多工作</text:p>
              </text:list-item>
              <text:list-item>
                <text:p>不是人人都要會寫程式的！</text:p>
              </text:list-item>
            </text:list>
          </draw:text-box>
        </draw:frame>
        <anim:par presentation:node-type="timing-root">
          <anim:par smil:begin="id1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9" draw:style-name="dp1" draw:master-page-name="lyt-bluelinesgrad" presentation:presentation-page-layout-name="AL2T1" xml:id="id149" draw:id="id14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只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人在江湖</text:p>
              </text:list-item>
              <text:list-item>
                <text:p>身不由己</text:p>
              </text:list-item>
            </text:list>
          </draw:text-box>
        </draw:frame>
        <anim:par presentation:node-type="timing-root">
          <anim:par smil:begin="id1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0" draw:style-name="dp1" draw:master-page-name="lyt-bluelinesgrad" presentation:presentation-page-layout-name="AL2T1" xml:id="id150" draw:id="id15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你有了小師妹之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就要好好照顧她！</text:p>
              </text:list-item>
            </text:list>
          </draw:text-box>
        </draw:frame>
        <anim:par presentation:node-type="timing-root">
          <anim:par smil:begin="id1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1" draw:style-name="dp1" draw:master-page-name="lyt-bluelinesgrad" presentation:presentation-page-layout-name="AL2T1" xml:id="id151" draw:id="id15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時候你就會發現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如果功夫沒練好</text:p>
              </text:list-item>
            </text:list>
          </draw:text-box>
        </draw:frame>
        <anim:par presentation:node-type="timing-root">
          <anim:par smil:begin="id1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2" draw:style-name="dp1" draw:master-page-name="lyt-bluelinesgrad" presentation:presentation-page-layout-name="AL2T1" xml:id="id152" draw:id="id15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出去恐怕沒人要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3" draw:style-name="dp1" draw:master-page-name="lyt-bluelinesgrad" presentation:presentation-page-layout-name="AL2T1" xml:id="id153" draw:id="id15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到時候可能就會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後悔莫及</text:p>
              </text:list-item>
              <text:list-item>
                <text:p>全家挨餓了！</text:p>
              </text:list-item>
            </text:list>
          </draw:text-box>
        </draw:frame>
        <anim:par presentation:node-type="timing-root">
          <anim:par smil:begin="id1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4" draw:style-name="dp1" draw:master-page-name="lyt-bluelinesgrad" presentation:presentation-page-layout-name="AL2T1" xml:id="id154" draw:id="id15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所以現在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希望大家好好練功</text:p>
              </text:list-item>
              <text:list-item>
                <text:p>別蹉跎了青春！</text:p>
              </text:list-item>
            </text:list>
          </draw:text-box>
        </draw:frame>
        <anim:par presentation:node-type="timing-root">
          <anim:par smil:begin="id1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5" draw:style-name="dp1" draw:master-page-name="lyt-bluelinesgrad" presentation:presentation-page-layout-name="AL2T1" xml:id="id155" draw:id="id15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就算你在學校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就已經找到了小師妹</text:p>
              </text:list-item>
            </text:list>
          </draw:text-box>
        </draw:frame>
        <anim:par presentation:node-type="timing-root">
          <anim:par smil:begin="id1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6" draw:style-name="dp1" draw:master-page-name="lyt-bluelinesgrad" presentation:presentation-page-layout-name="AL2T1" xml:id="id156" draw:id="id15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也不要因此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而荒廢了學業！</text:p>
              </text:list-item>
            </text:list>
          </draw:text-box>
        </draw:frame>
        <anim:par presentation:node-type="timing-root">
          <anim:par smil:begin="id1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7" draw:style-name="dp1" draw:master-page-name="lyt-bluelinesgrad" presentation:presentation-page-layout-name="AL2T1" xml:id="id157" draw:id="id15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否則到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小師妹被林平之搶走</text:p>
              </text:list-item>
            </text:list>
          </draw:text-box>
        </draw:frame>
        <anim:par presentation:node-type="timing-root">
          <anim:par smil:begin="id1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8" draw:style-name="dp1" draw:master-page-name="lyt-bluelinesgrad" presentation:presentation-page-layout-name="AL2T1" xml:id="id158" draw:id="id15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或者岳不群師父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你沒有錢不能娶我女兒的時候！</text:p>
              </text:list-item>
            </text:list>
          </draw:text-box>
        </draw:frame>
        <anim:par presentation:node-type="timing-root">
          <anim:par smil:begin="id1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9" draw:style-name="dp1" draw:master-page-name="lyt-bluelinesgrad" presentation:presentation-page-layout-name="AL2T1" xml:id="id159" draw:id="id15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你就只能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乾著急了！</text:p>
              </text:list-item>
            </text:list>
          </draw:text-box>
        </draw:frame>
        <anim:par presentation:node-type="timing-root">
          <anim:par smil:begin="id1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0" draw:style-name="dp1" draw:master-page-name="lyt-bluelinesgrad" presentation:presentation-page-layout-name="AL2T1" xml:id="id160" draw:id="id16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除非你有辟邪劍譜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或者是葵花寶典</text:p>
              </text:list-item>
            </text:list>
          </draw:text-box>
        </draw:frame>
        <anim:par presentation:node-type="timing-root">
          <anim:par smil:begin="id1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1" draw:style-name="dp1" draw:master-page-name="lyt-bluelinesgrad" presentation:presentation-page-layout-name="AL2T1" xml:id="id161" draw:id="id16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否則那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岳不群師父</text:p>
              </text:list-item>
              <text:list-item>
                <text:p>可能不會</text:p>
              </text:list-item>
              <text:list-item>
                <text:p>同意把小師妹嫁給你</text:p>
              </text:list-item>
            </text:list>
          </draw:text-box>
        </draw:frame>
        <anim:par presentation:node-type="timing-root">
          <anim:par smil:begin="id1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2" draw:style-name="dp1" draw:master-page-name="lyt-bluelinesgrad" presentation:presentation-page-layout-name="AL2T1" xml:id="id162" draw:id="id16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到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你就只能</text:p>
                <text:list>
                  <text:list-item>
                    <text:p>望妹興嘆了！</text:p>
                  </text:list-item>
                </text:list>
              </text:list-item>
            </text:list>
          </draw:text-box>
        </draw:frame>
        <anim:par presentation:node-type="timing-root">
          <anim:par smil:begin="id1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3" draw:style-name="dp1" draw:master-page-name="lyt-bluelinesgrad" presentation:presentation-page-layout-name="AL2T1" xml:id="id163" draw:id="id16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還有一件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要提醒各位</text:p>
              </text:list-item>
            </text:list>
          </draw:text-box>
        </draw:frame>
        <anim:par presentation:node-type="timing-root">
          <anim:par smil:begin="id1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4" draw:style-name="dp1" draw:master-page-name="lyt-bluelinesgrad" presentation:presentation-page-layout-name="AL2T1" xml:id="id164" draw:id="id16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你拿到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辟邪劍譜</text:p>
              </text:list-item>
              <text:list-item>
                <text:p>或者是</text:p>
              </text:list-item>
              <text:list-item>
                <text:p>葵花寶典</text:p>
              </text:list-item>
            </text:list>
          </draw:text-box>
        </draw:frame>
        <anim:par presentation:node-type="timing-root">
          <anim:par smil:begin="id1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5" draw:style-name="dp1" draw:master-page-name="lyt-bluelinesgrad" presentation:presentation-page-layout-name="AL2T1" xml:id="id165" draw:id="id16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記得不要太衝動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6" draw:style-name="dp1" draw:master-page-name="lyt-bluelinesgrad" presentation:presentation-page-layout-name="AL2T1" xml:id="id166" draw:id="id16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要練功之前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7" draw:style-name="dp1" draw:master-page-name="lyt-bluelinesgrad" presentation:presentation-page-layout-name="AL2T1" xml:id="id167" draw:id="id16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請先把書看完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8" draw:style-name="dp1" draw:master-page-name="lyt-bluelinesgrad" presentation:presentation-page-layout-name="AL2T1" xml:id="id168" draw:id="id16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再決定要不要跟著做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9" draw:style-name="dp1" draw:master-page-name="lyt-bluelinesgrad" presentation:presentation-page-layout-name="AL2T1" xml:id="id169" draw:id="id16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聽說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0" draw:style-name="dp1" draw:master-page-name="lyt-bluelinesgrad" presentation:presentation-page-layout-name="AL2T1" xml:id="id170" draw:id="id17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兩本書很邪惡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1" draw:style-name="dp1" draw:master-page-name="lyt-bluelinesgrad" presentation:presentation-page-layout-name="AL2T1" xml:id="id171" draw:id="id17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兩本書的前面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2" draw:style-name="dp1" draw:master-page-name="lyt-bluelinesgrad" presentation:presentation-page-layout-name="AL2T1" xml:id="id172" draw:id="id17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都記載著下列文字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3" draw:style-name="dp1" draw:master-page-name="lyt-bluelinesgrad" presentation:presentation-page-layout-name="AL2T1" xml:id="id173" draw:id="id17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第一頁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欲練神功，揮劍自宮</text:p>
              </text:list-item>
            </text:list>
          </draw:text-box>
        </draw:frame>
        <anim:par presentation:node-type="timing-root">
          <anim:par smil:begin="id1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4" draw:style-name="dp1" draw:master-page-name="lyt-bluelinesgrad" presentation:presentation-page-layout-name="AL2T1" xml:id="id174" draw:id="id17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第二頁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即使自宮，未必成功</text:p>
              </text:list-item>
            </text:list>
          </draw:text-box>
        </draw:frame>
        <anim:par presentation:node-type="timing-root">
          <anim:par smil:begin="id1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5" draw:style-name="dp1" draw:master-page-name="lyt-bluelinesgrad" presentation:presentation-page-layout-name="AL2T1" xml:id="id175" draw:id="id17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第三頁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不必自宮，也能成功</text:p>
              </text:list-item>
            </text:list>
          </draw:text-box>
        </draw:frame>
        <anim:par presentation:node-type="timing-root">
          <anim:par smil:begin="id1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6" draw:style-name="dp1" draw:master-page-name="lyt-bluelinesgrad" presentation:presentation-page-layout-name="AL2T1" xml:id="id176" draw:id="id17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做人不要太衝動</text:p>
              </text:list-item>
              <text:list-item>
                <text:p>看書一定要看完</text:p>
              </text:list-item>
            </text:list>
          </draw:text-box>
        </draw:frame>
        <anim:par presentation:node-type="timing-root">
          <anim:par smil:begin="id1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7" draw:style-name="dp1" draw:master-page-name="lyt-bluelinesgrad" presentation:presentation-page-layout-name="AL2T1" xml:id="id177" draw:id="id17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就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《盡信書，不如無書》</text:p>
              </text:list-item>
              <text:list-item>
                <text:p>的道理了！</text:p>
              </text:list-item>
            </text:list>
          </draw:text-box>
        </draw:frame>
        <anim:par presentation:node-type="timing-root">
          <anim:par smil:begin="id1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8" draw:style-name="dp1" draw:master-page-name="lyt-bluelinesgrad" presentation:presentation-page-layout-name="AL2T1" xml:id="id178" draw:id="id17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最後、祝大家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9" draw:style-name="dp1" draw:master-page-name="lyt-bluelinesgrad" presentation:presentation-page-layout-name="AL2T1" xml:id="id179" draw:id="id17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練功愉快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office:forms form:automatic-focus="false" form:apply-design-mode="false"/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5-10-05T09:32:47.780000000</dc:date>
    <meta:editing-duration>PT5H29M8S</meta:editing-duration>
    <meta:editing-cycles>58</meta:editing-cycles>
    <meta:generator>LibreOffice/4.4.1.2$Windows_x86 LibreOffice_project/45e2de17089c24a1fa810c8f975a7171ba4cd432</meta:generator>
    <meta:document-statistic meta:object-count="747"/>
  </office:meta>
</office:document-meta>
</file>